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2"/>
    <style:style style:name="P3" style:family="paragraph" style:parent-style-name="Listenabsatz" style:list-style-name="L1"/>
    <style:style style:name="T1" style:family="text">
      <style:text-properties fo:font-weight="bold" style:font-weight-asian="bol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bsatz-Standardschriftart"><text:span text:style-name="T1">Team</text:span></text:span>: 15, Sebastian Scheele | Arne Schulz</text:p>
      <text:p text:style-name="Standard"><text:span text:style-name="Absatz-Standardschriftart"><text:span text:style-name="T1">Aufgabenaufteilung</text:span></text:span>: </text:p>
      <text:list xml:id="list34697767" text:style-name="L1">
        <text:list-item>
          <text:p text:style-name="P3">Wir haben alles in Pair-Programming entwickelt.</text:p>
        </text:list-item>
      </text:list>
      <text:p text:style-name="Standard"><text:span text:style-name="Absatz-Standardschriftart"><text:span text:style-name="T1">Quellenangaben</text:span></text:span>: </text:p>
      <text:p text:style-name="Standard"><text:span text:style-name="Absatz-Standardschriftart"><text:span text:style-name="T1">Begründung für Codeübernahme</text:span></text:span>: </text:p>
      <text:p text:style-name="Standard"><text:span text:style-name="Absatz-Standardschriftart"><text:span text:style-name="T1">Bearbeitungszeitraum</text:span></text:span>: </text:p>
      <text:list xml:id="list35155918" text:style-name="L2">
        <text:list-item>
          <text:p text:style-name="P2">25.09.2013 - 15:30 bis 18:00 - Grundsätzliches Konzept überlegt Speicherung von Ecken, Kanten und Attributen und Einrichtung GIT</text:p>
        </text:list-item>
        <text:list-item>
          <text:p text:style-name="P2">02.10.2013 - 15:30 bis 18:00 - Implementation des ADT</text:p>
        </text:list-item>
        <text:list-item>
          <text:p text:style-name="P2">09.10.2013 - 13:30 bis XXXX - Implementierung Importer und Erweiterung der Dokumentation</text:p>
        </text:list-item>
      </text:list>
      <text:p text:style-name="Standard"><text:span text:style-name="Absatz-Standardschriftart"><text:span text:style-name="T1">Aktueller Stand</text:span></text:span>: Der ADT und der Importer sind implementiert und getestet.</text:p>
      <text:p text:style-name="Standard"><text:span text:style-name="Absatz-Standardschriftart"><text:span text:style-name="T1">Änderungen i</text:span></text:span><text:span text:style-name="Absatz-Standardschriftart"><text:span text:style-name="T1">n der Skizze</text:span></text:span>: &lt;Vor dem Praktikum auszufüllen: Welche Änderungen sind bzgl. der Vorabskizze vorgenommen worden.&gt;</text:p>
      <text:p text:style-name="Standard"><text:span text:style-name="Absatz-Standardschriftart"><text:span text:style-name="T1">Skizze</text:span></text:span>: &lt;Entwurfsskizze nach den Vorgaben gemäß Aufgabenstellung.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rof. Dr. Klauck</meta:initial-creator>
    <meta:creation-date>2012-12-06T20:25:00Z</meta:creation-date>
    <dc:date>2013-10-09T15:05:24.39</dc:date>
    <meta:editing-cycles>3</meta:editing-cycles>
    <meta:editing-duration>PT00H09M43S</meta:editing-duration>
    <meta:document-statistic meta:table-count="0" meta:image-count="0" meta:object-count="0" meta:page-count="1" meta:paragraph-count="12" meta:word-count="95" meta:character-count="712"/>
    <meta:template xlink:type="simple" xlink:actuate="onRequest" xlink:title="" xlink:href="Normal.dotm"/>
  </office:meta>
</office:document-meta>
</file>